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ubtitle">
      <style:text-properties officeooo:rsid="001eb33e" officeooo:paragraph-rsid="001eb33e"/>
    </style:style>
    <style:style style:name="P2" style:family="paragraph" style:parent-style-name="Text_20_body">
      <style:text-properties officeooo:rsid="002aee0e" officeooo:paragraph-rsid="0030469e"/>
    </style:style>
    <style:style style:name="P3" style:family="paragraph" style:parent-style-name="Text_20_body">
      <style:text-properties officeooo:rsid="0032a7a1" officeooo:paragraph-rsid="0032a7a1"/>
    </style:style>
    <style:style style:name="P4" style:family="paragraph" style:parent-style-name="Text_20_body">
      <style:text-properties officeooo:rsid="00393fb9" officeooo:paragraph-rsid="00393fb9"/>
    </style:style>
    <style:style style:name="P5" style:family="paragraph" style:parent-style-name="Text_20_body">
      <style:text-properties officeooo:rsid="0041d493" officeooo:paragraph-rsid="0041d493"/>
    </style:style>
    <style:style style:name="P6" style:family="paragraph" style:parent-style-name="Text_20_body">
      <style:text-properties fo:font-style="normal" officeooo:rsid="00691d35" officeooo:paragraph-rsid="00691d35" fo:background-color="#ffa6a6" style:font-style-asian="normal" style:font-style-complex="normal"/>
    </style:style>
    <style:style style:name="P7" style:family="paragraph" style:parent-style-name="Text_20_body">
      <style:text-properties fo:font-style="normal" officeooo:rsid="004307b7" officeooo:paragraph-rsid="004307b7" fo:background-color="#ffff00" style:font-style-asian="normal" style:font-style-complex="normal"/>
    </style:style>
    <style:style style:name="P8" style:family="paragraph" style:parent-style-name="Text_20_body">
      <style:text-properties officeooo:rsid="004310d1" officeooo:paragraph-rsid="0050667d"/>
    </style:style>
    <style:style style:name="P9" style:family="paragraph" style:parent-style-name="Text_20_body">
      <style:text-properties officeooo:rsid="0047f0ab" officeooo:paragraph-rsid="0047f0ab"/>
    </style:style>
    <style:style style:name="P10" style:family="paragraph" style:parent-style-name="Text_20_body">
      <style:text-properties officeooo:rsid="004b9eb4" officeooo:paragraph-rsid="004b9eb4"/>
    </style:style>
    <style:style style:name="P11" style:family="paragraph" style:parent-style-name="Text_20_body">
      <style:text-properties officeooo:rsid="004e279f" officeooo:paragraph-rsid="004e279f"/>
    </style:style>
    <style:style style:name="P12" style:family="paragraph" style:parent-style-name="Text_20_body">
      <style:text-properties officeooo:rsid="00530326" officeooo:paragraph-rsid="00530326"/>
    </style:style>
    <style:style style:name="P13" style:family="paragraph" style:parent-style-name="Text_20_body">
      <style:text-properties officeooo:rsid="0059e51f" officeooo:paragraph-rsid="0059e51f"/>
    </style:style>
    <style:style style:name="P14" style:family="paragraph" style:parent-style-name="Text_20_body">
      <style:text-properties officeooo:rsid="005ba9d2" officeooo:paragraph-rsid="005ba9d2"/>
    </style:style>
    <style:style style:name="P15" style:family="paragraph" style:parent-style-name="Text_20_body">
      <style:text-properties officeooo:rsid="005fb47f" officeooo:paragraph-rsid="005fb47f"/>
    </style:style>
    <style:style style:name="P16" style:family="paragraph" style:parent-style-name="Text_20_body">
      <style:text-properties officeooo:rsid="006d314f" officeooo:paragraph-rsid="006d314f"/>
    </style:style>
    <style:style style:name="P17" style:family="paragraph" style:parent-style-name="Text_20_body">
      <style:text-properties officeooo:rsid="0077af38" officeooo:paragraph-rsid="0077af38"/>
    </style:style>
    <style:style style:name="P18" style:family="paragraph" style:parent-style-name="Text_20_body">
      <style:text-properties officeooo:rsid="0079401d" officeooo:paragraph-rsid="0079401d"/>
    </style:style>
    <style:style style:name="P19" style:family="paragraph" style:parent-style-name="Text_20_body">
      <style:text-properties officeooo:rsid="007bf56e" officeooo:paragraph-rsid="007bf56e"/>
    </style:style>
    <style:style style:name="P20" style:family="paragraph" style:parent-style-name="Text_20_body">
      <style:text-properties officeooo:rsid="007cc228" officeooo:paragraph-rsid="007cc228"/>
    </style:style>
    <style:style style:name="P21" style:family="paragraph" style:parent-style-name="Text_20_body">
      <style:text-properties officeooo:rsid="008cbe51" officeooo:paragraph-rsid="008cbe51"/>
    </style:style>
    <style:style style:name="P22" style:family="paragraph" style:parent-style-name="Text_20_body">
      <style:text-properties officeooo:rsid="00919f94" officeooo:paragraph-rsid="00919f94"/>
    </style:style>
    <style:style style:name="P23" style:family="paragraph" style:parent-style-name="Text_20_body">
      <style:text-properties officeooo:rsid="009afe04" officeooo:paragraph-rsid="009afe04"/>
    </style:style>
    <style:style style:name="P24" style:family="paragraph" style:parent-style-name="Text_20_body">
      <style:text-properties officeooo:rsid="00a03db2" officeooo:paragraph-rsid="00a03db2"/>
    </style:style>
    <style:style style:name="P25" style:family="paragraph" style:parent-style-name="Text_20_body">
      <style:text-properties officeooo:rsid="00a53837" officeooo:paragraph-rsid="00a53837"/>
    </style:style>
    <style:style style:name="P26" style:family="paragraph" style:parent-style-name="Text_20_body">
      <style:text-properties officeooo:rsid="00a97296" officeooo:paragraph-rsid="00a97296"/>
    </style:style>
    <style:style style:name="P27" style:family="paragraph" style:parent-style-name="Text_20_body">
      <style:text-properties officeooo:rsid="00adcd4f" officeooo:paragraph-rsid="00bae46b"/>
    </style:style>
    <style:style style:name="P28" style:family="paragraph" style:parent-style-name="Text_20_body">
      <style:text-properties officeooo:rsid="00b3894e" officeooo:paragraph-rsid="00b3894e"/>
    </style:style>
    <style:style style:name="P29" style:family="paragraph" style:parent-style-name="Text_20_body">
      <style:text-properties officeooo:rsid="00bae46b" officeooo:paragraph-rsid="00bae46b"/>
    </style:style>
    <style:style style:name="P30" style:family="paragraph" style:parent-style-name="Text_20_body">
      <style:text-properties officeooo:rsid="00c2815d" officeooo:paragraph-rsid="00c2815d"/>
    </style:style>
    <style:style style:name="P31" style:family="paragraph" style:parent-style-name="Text_20_body">
      <style:text-properties officeooo:rsid="00c74a0b" officeooo:paragraph-rsid="00c74a0b"/>
    </style:style>
    <style:style style:name="P32" style:family="paragraph" style:parent-style-name="Text_20_body">
      <style:text-properties officeooo:rsid="00ca57b0" officeooo:paragraph-rsid="00ca57b0"/>
    </style:style>
    <style:style style:name="P33" style:family="paragraph" style:parent-style-name="Text_20_body">
      <style:text-properties officeooo:rsid="00d23dce" officeooo:paragraph-rsid="00d23dce"/>
    </style:style>
    <style:style style:name="P34" style:family="paragraph" style:parent-style-name="Text_20_body">
      <style:text-properties officeooo:rsid="00d9408b" officeooo:paragraph-rsid="00d9408b"/>
    </style:style>
    <style:style style:name="P35" style:family="paragraph" style:parent-style-name="Text_20_body">
      <style:text-properties officeooo:rsid="00e3e983" officeooo:paragraph-rsid="00e3e983"/>
    </style:style>
    <style:style style:name="P36" style:family="paragraph" style:parent-style-name="Text_20_body">
      <style:text-properties officeooo:rsid="0022e39a" officeooo:paragraph-rsid="004307b7"/>
    </style:style>
    <style:style style:name="P37" style:family="paragraph" style:parent-style-name="Text_20_body">
      <style:text-properties officeooo:rsid="00e87eb1" officeooo:paragraph-rsid="00e87eb1"/>
    </style:style>
    <style:style style:name="P38" style:family="paragraph" style:parent-style-name="Text_20_body">
      <style:text-properties officeooo:rsid="00f4a8e6" officeooo:paragraph-rsid="00f4a8e6"/>
    </style:style>
    <style:style style:name="P39" style:family="paragraph" style:parent-style-name="Text_20_body">
      <style:text-properties officeooo:rsid="00dc1fb9" officeooo:paragraph-rsid="00dc1fb9"/>
    </style:style>
    <style:style style:name="P40" style:family="paragraph" style:parent-style-name="Title">
      <style:text-properties officeooo:rsid="001eb33e" officeooo:paragraph-rsid="001eb33e"/>
    </style:style>
    <style:style style:name="P41" style:family="paragraph" style:parent-style-name="Heading_20_1">
      <style:text-properties officeooo:rsid="004307b7" officeooo:paragraph-rsid="004307b7"/>
    </style:style>
    <style:style style:name="P42" style:family="paragraph" style:parent-style-name="Heading_20_1">
      <style:text-properties officeooo:rsid="001eb33e" officeooo:paragraph-rsid="0024777a"/>
    </style:style>
    <style:style style:name="P43" style:family="paragraph" style:parent-style-name="Heading_20_1">
      <style:text-properties officeooo:rsid="004ac206" officeooo:paragraph-rsid="004ac206"/>
    </style:style>
    <style:style style:name="P44" style:family="paragraph" style:parent-style-name="Heading_20_1">
      <style:text-properties officeooo:rsid="00a4d2f7" officeooo:paragraph-rsid="00a4d2f7"/>
    </style:style>
    <style:style style:name="P45" style:family="paragraph" style:parent-style-name="Heading_20_1">
      <style:text-properties officeooo:rsid="007a5845" officeooo:paragraph-rsid="007a5845"/>
    </style:style>
    <style:style style:name="P46" style:family="paragraph" style:parent-style-name="Heading_20_3">
      <style:text-properties officeooo:rsid="0059e51f" officeooo:paragraph-rsid="0059e51f"/>
    </style:style>
    <style:style style:name="P47" style:family="paragraph" style:parent-style-name="Heading_20_3">
      <style:text-properties officeooo:rsid="003889cf" officeooo:paragraph-rsid="003889cf"/>
    </style:style>
    <style:style style:name="P48" style:family="paragraph" style:parent-style-name="Heading_20_3">
      <style:text-properties officeooo:rsid="005df256" officeooo:paragraph-rsid="005df256"/>
    </style:style>
    <style:style style:name="P49" style:family="paragraph" style:parent-style-name="Heading_20_3">
      <style:text-properties officeooo:rsid="006cd3ac" officeooo:paragraph-rsid="006cd3ac"/>
    </style:style>
    <style:style style:name="P50" style:family="paragraph" style:parent-style-name="Heading_20_3">
      <style:text-properties officeooo:rsid="007452e7" officeooo:paragraph-rsid="007452e7"/>
    </style:style>
    <style:style style:name="P51" style:family="paragraph" style:parent-style-name="Heading_20_3">
      <style:text-properties officeooo:rsid="007748c9" officeooo:paragraph-rsid="007748c9"/>
    </style:style>
    <style:style style:name="P52" style:family="paragraph" style:parent-style-name="Heading_20_3">
      <style:text-properties officeooo:rsid="0078502e" officeooo:paragraph-rsid="0078502e"/>
    </style:style>
    <style:style style:name="P53" style:family="paragraph" style:parent-style-name="Heading_20_3">
      <style:text-properties officeooo:rsid="0090fe53" officeooo:paragraph-rsid="0090fe53"/>
    </style:style>
    <style:style style:name="P54" style:family="paragraph" style:parent-style-name="Heading_20_3">
      <style:text-properties officeooo:rsid="009afb2c" officeooo:paragraph-rsid="009afb2c"/>
    </style:style>
    <style:style style:name="P55" style:family="paragraph" style:parent-style-name="Heading_20_3">
      <style:text-properties officeooo:rsid="0099363f" officeooo:paragraph-rsid="0099363f"/>
    </style:style>
    <style:style style:name="P56" style:family="paragraph" style:parent-style-name="Heading_20_3">
      <style:text-properties officeooo:rsid="009e99f7" officeooo:paragraph-rsid="009e99f7"/>
    </style:style>
    <style:style style:name="P57" style:family="paragraph" style:parent-style-name="Heading_20_3">
      <style:text-properties officeooo:rsid="00e30cd1" officeooo:paragraph-rsid="00e30cd1"/>
    </style:style>
    <style:style style:name="P58" style:family="paragraph" style:parent-style-name="Heading_20_3">
      <style:text-properties officeooo:rsid="00e87eb1" officeooo:paragraph-rsid="00e87eb1"/>
    </style:style>
    <style:style style:name="P59" style:family="paragraph" style:parent-style-name="Heading_20_3">
      <style:text-properties officeooo:rsid="00f38039" officeooo:paragraph-rsid="00f38039"/>
    </style:style>
    <style:style style:name="P60" style:family="paragraph" style:parent-style-name="Heading_20_3">
      <style:text-properties style:font-name="Liberation Sans" fo:font-size="14.1000003814697pt" fo:font-weight="bold" officeooo:rsid="00b4f129" officeooo:paragraph-rsid="00b4f129" style:font-name-asian="Microsoft YaHei" style:font-size-asian="14.1000003814697pt" style:font-weight-asian="bold" style:font-name-complex="Lucida Sans" style:font-size-complex="14.1000003814697pt" style:font-weight-complex="bold"/>
    </style:style>
    <style:style style:name="P61" style:family="paragraph" style:parent-style-name="Heading_20_3">
      <style:text-properties officeooo:paragraph-rsid="00b12f67"/>
    </style:style>
    <style:style style:name="P62" style:family="paragraph" style:parent-style-name="Heading_20_3">
      <style:text-properties officeooo:rsid="00ba6ad6" officeooo:paragraph-rsid="00ba6ad6"/>
    </style:style>
    <style:style style:name="P63" style:family="paragraph" style:parent-style-name="Heading_20_3">
      <style:text-properties officeooo:rsid="00c16ab4" officeooo:paragraph-rsid="00c16ab4"/>
    </style:style>
    <style:style style:name="P64" style:family="paragraph" style:parent-style-name="Heading_20_3">
      <style:text-properties officeooo:rsid="00c74a0b" officeooo:paragraph-rsid="00c74a0b"/>
    </style:style>
    <style:style style:name="P65" style:family="paragraph" style:parent-style-name="Heading_20_3">
      <style:text-properties officeooo:rsid="00c9178f" officeooo:paragraph-rsid="00c9178f"/>
    </style:style>
    <style:style style:name="P66" style:family="paragraph" style:parent-style-name="Heading_20_3">
      <style:text-properties officeooo:rsid="00cfda90" officeooo:paragraph-rsid="00cfda90"/>
    </style:style>
    <style:style style:name="P67" style:family="paragraph" style:parent-style-name="Heading_20_3">
      <style:text-properties officeooo:rsid="00d9408b" officeooo:paragraph-rsid="00d9408b"/>
    </style:style>
    <style:style style:name="P68" style:family="paragraph" style:parent-style-name="Heading_20_3">
      <style:text-properties officeooo:rsid="00dc1fb9" officeooo:paragraph-rsid="00dc1fb9"/>
    </style:style>
    <style:style style:name="P69" style:family="paragraph" style:parent-style-name="Heading_20_3">
      <style:text-properties officeooo:rsid="007bf56e" officeooo:paragraph-rsid="007bf56e"/>
    </style:style>
    <style:style style:name="P70" style:family="paragraph" style:parent-style-name="Heading_20_3">
      <style:text-properties officeooo:rsid="007cc228" officeooo:paragraph-rsid="007cc228"/>
    </style:style>
    <style:style style:name="P71" style:family="paragraph" style:parent-style-name="Heading_20_3">
      <style:text-properties officeooo:rsid="008a167f" officeooo:paragraph-rsid="008a167f"/>
    </style:style>
    <style:style style:name="T1" style:family="text">
      <style:text-properties officeooo:rsid="00221f3e"/>
    </style:style>
    <style:style style:name="T2" style:family="text">
      <style:text-properties officeooo:rsid="002d6c4b"/>
    </style:style>
    <style:style style:name="T3" style:family="text">
      <style:text-properties officeooo:rsid="0033a2ed"/>
    </style:style>
    <style:style style:name="T4" style:family="text">
      <style:text-properties officeooo:rsid="00385e8b"/>
    </style:style>
    <style:style style:name="T5" style:family="text">
      <style:text-properties officeooo:rsid="003889cf"/>
    </style:style>
    <style:style style:name="T6" style:family="text">
      <style:text-properties officeooo:rsid="003d895e"/>
    </style:style>
    <style:style style:name="T7" style:family="text">
      <style:text-properties officeooo:rsid="00402b46"/>
    </style:style>
    <style:style style:name="T8" style:family="text">
      <style:text-properties officeooo:rsid="00422cb8"/>
    </style:style>
    <style:style style:name="T9" style:family="text">
      <style:text-properties fo:background-color="#ffff00" loext:char-shading-value="0"/>
    </style:style>
    <style:style style:name="T10" style:family="text">
      <style:text-properties officeooo:rsid="00ef6be0" fo:background-color="#ffff00" loext:char-shading-value="0"/>
    </style:style>
    <style:style style:name="T11" style:family="text">
      <style:text-properties officeooo:rsid="004307b7"/>
    </style:style>
    <style:style style:name="T12" style:family="text">
      <style:text-properties fo:font-style="normal" fo:background-color="#ffff00" loext:char-shading-value="0" style:font-style-asian="normal" style:font-style-complex="normal"/>
    </style:style>
    <style:style style:name="T13" style:family="text">
      <style:text-properties fo:font-style="normal" officeooo:rsid="004307b7" fo:background-color="#ffff00" loext:char-shading-value="0" style:font-style-asian="normal" style:font-style-complex="normal"/>
    </style:style>
    <style:style style:name="T14" style:family="text">
      <style:text-properties fo:font-style="normal" officeooo:rsid="004652d4" fo:background-color="#ffff00" loext:char-shading-value="0" style:font-style-asian="normal" style:font-style-complex="normal"/>
    </style:style>
    <style:style style:name="T15" style:family="text">
      <style:text-properties officeooo:rsid="00449ac5"/>
    </style:style>
    <style:style style:name="T16" style:family="text">
      <style:text-properties officeooo:rsid="0047f0ab"/>
    </style:style>
    <style:style style:name="T17" style:family="text">
      <style:text-properties officeooo:rsid="0048d231"/>
    </style:style>
    <style:style style:name="T18" style:family="text">
      <style:text-properties officeooo:rsid="004c22f7"/>
    </style:style>
    <style:style style:name="T19" style:family="text">
      <style:text-properties officeooo:rsid="004d192b"/>
    </style:style>
    <style:style style:name="T20" style:family="text">
      <style:text-properties officeooo:rsid="0050667d"/>
    </style:style>
    <style:style style:name="T21" style:family="text">
      <style:text-properties officeooo:rsid="0051e04e"/>
    </style:style>
    <style:style style:name="T22" style:family="text">
      <style:text-properties officeooo:rsid="0051e7f1"/>
    </style:style>
    <style:style style:name="T23" style:family="text">
      <style:text-properties officeooo:rsid="0052585c"/>
    </style:style>
    <style:style style:name="T24" style:family="text">
      <style:text-properties officeooo:rsid="0054e6fe"/>
    </style:style>
    <style:style style:name="T25" style:family="text">
      <style:text-properties officeooo:rsid="00578abe"/>
    </style:style>
    <style:style style:name="T26" style:family="text">
      <style:text-properties officeooo:rsid="0059eb3d"/>
    </style:style>
    <style:style style:name="T27" style:family="text">
      <style:text-properties officeooo:rsid="0062b04a"/>
    </style:style>
    <style:style style:name="T28" style:family="text">
      <style:text-properties officeooo:rsid="0069cbf2"/>
    </style:style>
    <style:style style:name="T29" style:family="text">
      <style:text-properties officeooo:rsid="006b4861" fo:background-color="#ffa6a6" loext:char-shading-value="0"/>
    </style:style>
    <style:style style:name="T30" style:family="text">
      <style:text-properties officeooo:rsid="006baaef" fo:background-color="#ffa6a6" loext:char-shading-value="0"/>
    </style:style>
    <style:style style:name="T31" style:family="text">
      <style:text-properties officeooo:rsid="009c4554" fo:background-color="#ffa6a6" loext:char-shading-value="0"/>
    </style:style>
    <style:style style:name="T32" style:family="text">
      <style:text-properties officeooo:rsid="009d4a85" fo:background-color="#ffa6a6" loext:char-shading-value="0"/>
    </style:style>
    <style:style style:name="T33" style:family="text">
      <style:text-properties officeooo:rsid="006d314f"/>
    </style:style>
    <style:style style:name="T34" style:family="text">
      <style:text-properties officeooo:rsid="006d55cb"/>
    </style:style>
    <style:style style:name="T35" style:family="text">
      <style:text-properties officeooo:rsid="006e36c9"/>
    </style:style>
    <style:style style:name="T36" style:family="text">
      <style:text-properties officeooo:rsid="006fcbcf"/>
    </style:style>
    <style:style style:name="T37" style:family="text">
      <style:text-properties officeooo:rsid="00716a35"/>
    </style:style>
    <style:style style:name="T38" style:family="text">
      <style:text-properties officeooo:rsid="007cc228"/>
    </style:style>
    <style:style style:name="T39" style:family="text">
      <style:text-properties officeooo:rsid="007ec968"/>
    </style:style>
    <style:style style:name="T40" style:family="text">
      <style:text-properties officeooo:rsid="007fff67"/>
    </style:style>
    <style:style style:name="T41" style:family="text">
      <style:text-properties officeooo:rsid="008d4374"/>
    </style:style>
    <style:style style:name="T42" style:family="text">
      <style:text-properties officeooo:rsid="008f4cd7"/>
    </style:style>
    <style:style style:name="T43" style:family="text">
      <style:text-properties officeooo:rsid="0091e721"/>
    </style:style>
    <style:style style:name="T44" style:family="text">
      <style:text-properties style:font-name="Liberation Sans1" fo:font-size="13pt" officeooo:rsid="00945d5f"/>
    </style:style>
    <style:style style:name="T45" style:family="text">
      <style:text-properties style:font-name="Liberation Sans1" fo:font-size="13pt" officeooo:rsid="00f2a328"/>
    </style:style>
    <style:style style:name="T46" style:family="text">
      <style:text-properties style:font-name="Liberation Sans1" fo:font-size="13pt" officeooo:rsid="00f3ee7f"/>
    </style:style>
    <style:style style:name="T47" style:family="text">
      <style:text-properties style:font-name="Liberation Sans1" fo:font-size="13pt" officeooo:rsid="00f4474f"/>
    </style:style>
    <style:style style:name="T48" style:family="text">
      <style:text-properties style:font-name="Liberation Sans1" fo:font-size="13pt" officeooo:rsid="00f7392b"/>
    </style:style>
    <style:style style:name="T49" style:family="text">
      <style:text-properties officeooo:rsid="00949211"/>
    </style:style>
    <style:style style:name="T50" style:family="text">
      <style:text-properties officeooo:rsid="0096777b"/>
    </style:style>
    <style:style style:name="T51" style:family="text">
      <style:text-properties officeooo:rsid="00973804"/>
    </style:style>
    <style:style style:name="T52" style:family="text">
      <style:text-properties officeooo:rsid="00a1d4a0"/>
    </style:style>
    <style:style style:name="T53" style:family="text">
      <style:text-properties officeooo:rsid="00a2a3ed"/>
    </style:style>
    <style:style style:name="T54" style:family="text">
      <style:text-properties officeooo:rsid="00a3fef6"/>
    </style:style>
    <style:style style:name="T55" style:family="text">
      <style:text-properties officeooo:rsid="00a6197c"/>
    </style:style>
    <style:style style:name="T56" style:family="text">
      <style:text-properties officeooo:rsid="00b352d5"/>
    </style:style>
    <style:style style:name="T57" style:family="text">
      <style:text-properties officeooo:rsid="00b39b1c"/>
    </style:style>
    <style:style style:name="T58" style:family="text">
      <style:text-properties officeooo:rsid="00b4c9a6"/>
    </style:style>
    <style:style style:name="T59" style:family="text">
      <style:text-properties officeooo:rsid="00b5ea0e"/>
    </style:style>
    <style:style style:name="T60" style:family="text">
      <style:text-properties style:font-name="Liberation Sans" fo:font-size="14.1000003814697pt" fo:font-weight="bold" officeooo:rsid="00b6d0ed" style:font-name-asian="Microsoft YaHei" style:font-size-asian="14.1000003814697pt" style:font-weight-asian="bold" style:font-name-complex="Lucida Sans" style:font-size-complex="14.1000003814697pt" style:font-weight-complex="bold"/>
    </style:style>
    <style:style style:name="T61" style:family="text">
      <style:text-properties style:font-name="Liberation Sans" fo:font-size="14.1000003814697pt" fo:font-weight="bold" officeooo:rsid="00f83b30" style:font-name-asian="Microsoft YaHei" style:font-size-asian="14.1000003814697pt" style:font-weight-asian="bold" style:font-name-complex="Lucida Sans" style:font-size-complex="14.1000003814697pt" style:font-weight-complex="bold"/>
    </style:style>
    <style:style style:name="T62" style:family="text">
      <style:text-properties officeooo:rsid="00b821f5"/>
    </style:style>
    <style:style style:name="T63" style:family="text">
      <style:text-properties officeooo:rsid="00b848d8"/>
    </style:style>
    <style:style style:name="T64" style:family="text">
      <style:text-properties officeooo:rsid="00bae46b"/>
    </style:style>
    <style:style style:name="T65" style:family="text">
      <style:text-properties officeooo:rsid="00bd7f34"/>
    </style:style>
    <style:style style:name="T66" style:family="text">
      <style:text-properties officeooo:rsid="00bf6bb0"/>
    </style:style>
    <style:style style:name="T67" style:family="text">
      <style:text-properties officeooo:rsid="00c4499c"/>
    </style:style>
    <style:style style:name="T68" style:family="text">
      <style:text-properties officeooo:rsid="00c4962d"/>
    </style:style>
    <style:style style:name="T69" style:family="text">
      <style:text-properties officeooo:rsid="00c68ec6"/>
    </style:style>
    <style:style style:name="T70" style:family="text">
      <style:text-properties officeooo:rsid="00c6b4a6"/>
    </style:style>
    <style:style style:name="T71" style:family="text">
      <style:text-properties officeooo:rsid="00cb9d91"/>
    </style:style>
    <style:style style:name="T72" style:family="text">
      <style:text-properties officeooo:rsid="00cc4947"/>
    </style:style>
    <style:style style:name="T73" style:family="text">
      <style:text-properties officeooo:rsid="00cc6760"/>
    </style:style>
    <style:style style:name="T74" style:family="text">
      <style:text-properties officeooo:rsid="00d0b49a"/>
    </style:style>
    <style:style style:name="T75" style:family="text">
      <style:text-properties officeooo:rsid="00d515b0"/>
    </style:style>
    <style:style style:name="T76" style:family="text">
      <style:text-properties officeooo:rsid="00d590e4"/>
    </style:style>
    <style:style style:name="T77" style:family="text">
      <style:text-properties officeooo:rsid="00d5f969"/>
    </style:style>
    <style:style style:name="T78" style:family="text">
      <style:text-properties officeooo:rsid="00d7219f"/>
    </style:style>
    <style:style style:name="T79" style:family="text">
      <style:text-properties officeooo:rsid="00d7d07d"/>
    </style:style>
    <style:style style:name="T80" style:family="text">
      <style:text-properties officeooo:rsid="00d9d5dd"/>
    </style:style>
    <style:style style:name="T81" style:family="text">
      <style:text-properties officeooo:rsid="00dd5de2"/>
    </style:style>
    <style:style style:name="T82" style:family="text">
      <style:text-properties officeooo:rsid="00dec337"/>
    </style:style>
    <style:style style:name="T83" style:family="text">
      <style:text-properties officeooo:rsid="00e5a10e"/>
    </style:style>
    <style:style style:name="T84" style:family="text">
      <style:text-properties officeooo:rsid="00e637a2"/>
    </style:style>
    <style:style style:name="T85" style:family="text">
      <style:text-properties officeooo:rsid="00ea354e"/>
    </style:style>
    <style:style style:name="T86" style:family="text">
      <style:text-properties officeooo:rsid="00ebdaa8"/>
    </style:style>
    <style:style style:name="T87" style:family="text">
      <style:text-properties officeooo:rsid="00f0be56"/>
    </style:style>
    <style:style style:name="T88" style:family="text">
      <style:text-properties officeooo:rsid="00f2a328"/>
    </style:style>
    <style:style style:name="T89" style:family="text">
      <style:text-properties officeooo:rsid="00f5a2fa"/>
    </style:style>
    <style:style style:name="T90" style:family="text">
      <style:text-properties officeooo:rsid="00f7392b"/>
    </style:style>
    <style:style style:name="T91" style:family="text">
      <style:text-properties officeooo:rsid="00f9360e"/>
    </style:style>
    <style:style style:name="T92" style:family="text">
      <style:text-properties officeooo:rsid="00f97b98"/>
    </style:style>
    <style:style style:name="T93" style:family="text">
      <style:text-properties officeooo:rsid="00f99a54"/>
    </style:style>
    <style:style style:name="T94" style:family="text">
      <style:text-properties officeooo:rsid="00f9e4cc"/>
    </style:style>
    <style:style style:name="T95" style:family="text">
      <style:text-properties officeooo:rsid="00ff498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Bullet Box</text:p>
      <text:p text:style-name="P1">Game Design Document</text:p>
      <text:h text:style-name="P41" text:outline-level="1">Clarifications</text:h>
      <text:p text:style-name="P36">Bullet box is a temporary name.</text:p>
      <text:p text:style-name="P7">Parts with yellow backgrounds are ideas that may change after testing (anything could change, but those are the most likely to).</text:p>
      <text:p text:style-name="P6">Parts in <text:span text:style-name="T28">pink/</text:span>red need improvement.</text:p>
      <text:h text:style-name="P42" text:outline-level="1"><text:span text:style-name="T1">General </text:span><text:span text:style-name="T2">direction</text:span></text:h>
      <text:p text:style-name="P2">Simple top shooter where you try to clear the waves of enemies as fast as possible and then try to survive the longest.</text:p>
      <text:h text:style-name="P43" text:outline-level="1">Main mechanics</text:h>
      <text:h text:style-name="P46" text:outline-level="3">Levels</text:h>
      <text:p text:style-name="P3">Each level consists of waves of enemies that spawn in specific <text:span text:style-name="T3">places</text:span>. <text:span text:style-name="T4">Once all enemies are defeated, the next wave starts. </text:span><text:span text:style-name="T5">If and when the player clears the last wave, freeplay starts.</text:span></text:p>
      <text:h text:style-name="P47" text:outline-level="3">Freeplay</text:h>
      <text:p text:style-name="P4">During free play, random enemies <text:span text:style-name="T7">start spawning until the player dies. Enemies gradually start spawning more frequently and becoming more powerful</text:span><text:span text:style-name="T6">, meaning the player must be more efficient with the use of his weapons and power-ups.</text:span></text:p>
      <text:p text:style-name="P26">Every enemy spawn comes with a cost and cooldown to the spawning algorithm, which means very strong enemies are unlikely to spawn in quick succession.</text:p>
      <text:h text:style-name="Heading_20_1" text:outline-level="1">Weapons</text:h>
      <text:p text:style-name="P5">The player <text:span text:style-name="T12">starts with a basic weapon</text:span>. <text:span text:style-name="T8">They</text:span> can <text:span text:style-name="T15">later</text:span> pick up <text:span text:style-name="T8">weapons</text:span> that randomly spawn on the terrain <text:span text:style-name="T8">and have a maximum of two at a time</text:span>. <text:span text:style-name="T11">If the player picks up a weapon but already possesses two weapons, they will </text:span><text:span text:style-name="T13">discard the weapon they have currently equipped </text:span><text:span text:style-name="T14">and cannot use it until the same weapon spawns again</text:span><text:span text:style-name="T11">. These weapons have unlimited use.</text:span></text:p>
      <text:p text:style-name="P11"><text:span text:style-name="T21">Weapons</text:span> are the main tools for the player to progress through the game. Two weapons allows to for covering another weapons weakness as well as synergy between two weapons.</text:p>
      <text:p text:style-name="P14"><text:soft-page-break/>Here are some weapon examples ideas:</text:p>
      <text:h text:style-name="P48" text:outline-level="3">Gun</text:h>
      <text:p text:style-name="P15">This gun shoots at a medium fire rate with medium damage <text:span text:style-name="T33">and can pierce through a few enemies</text:span>. Its high projectile speed <text:span text:style-name="T27">that allow for easy aim </text:span>and mechanical simplicity easy to use and can hold its in early game. <text:span text:style-name="T29">Lacks character </text:span><text:span text:style-name="T30">and may become useless late game</text:span><text:span text:style-name="T29">.</text:span></text:p>
      <text:h text:style-name="P49" text:outline-level="3">Heavy cannon</text:h>
      <text:p text:style-name="P16">Fires heavy bullets <text:span text:style-name="T34">that do </text:span><text:span text:style-name="T36">relatively high</text:span><text:span text:style-name="T34"> damage and explode on impact </text:span><text:span text:style-name="T36">dealing, </text:span><text:span text:style-name="T37">smaller</text:span><text:span text:style-name="T36"> damage in a zone</text:span><text:span text:style-name="T34">. </text:span><text:span text:style-name="T35">It has a low fire rate </text:span><text:span text:style-name="T37">and bullet speed </text:span><text:span text:style-name="T36">which makes it unreliable on its own, </text:span><text:span text:style-name="T37">but it excels at dealing with large group of weak enemies.</text:span></text:p>
      <text:h text:style-name="P50" text:outline-level="3">Machine gun</text:h>
      <text:h text:style-name="Heading_20_1" text:outline-level="1">Abilities</text:h>
      <text:p text:style-name="P8">Abilities are chosen by the player at the start of a run and will remain the same until the player dies. These are <text:span text:style-name="T16">here to help the player in a variety of ways. </text:span></text:p>
      <text:p text:style-name="P8"><text:span text:style-name="T21">These</text:span><text:span text:style-name="T20"> allow the players to express themselves and have a constant in the run </text:span><text:span text:style-name="T22">which they know they will always have</text:span><text:span text:style-name="T20">. </text:span><text:span text:style-name="T23">They can also create synergy along with weapons.</text:span></text:p>
      <text:h text:style-name="P51" text:outline-level="3">Dash</text:h>
      <text:p text:style-name="P17">Makes the player move swiftly in the direction of their choice.</text:p>
      <text:h text:style-name="Heading_20_1" text:outline-level="1">Power-ups</text:h>
      <text:p text:style-name="P9">Power-ups randomly spawn on the terrain. If the player touches one it will trigger an effect that <text:span text:style-name="T17">can enhance their power or heal them</text:span>. <text:span text:style-name="T25">Power-ups become more powerful during freeplay to balance for the stronger and more numerous enemies.</text:span></text:p>
      <text:p text:style-name="P12">Power-ups are needed in order to make mistakes more forgiving. It also allows for a good tension curve where the player is slightly underpowered without power-ups <text:span text:style-name="T24">which leads to higher tension, then the player picks up a power-up which helps them clear-out enemies and therefore releases the tension.</text:span></text:p>
      <text:h text:style-name="P52" text:outline-level="3">Heal</text:h>
      <text:p text:style-name="P18">This recovers a part of the player’s health. <text:span text:style-name="T38">It is needed to forgive hits the player took and</text:span></text:p>
      <text:h text:style-name="P53" text:outline-level="3"><text:soft-page-break/>Power-shot</text:h>
      <text:p text:style-name="P22">Makes the next shot from the player much more powerful. This synergizes well with weapons that have high damage <text:span text:style-name="T50">or pierce or </text:span><text:span text:style-name="T51">splash</text:span><text:span text:style-name="T50"> damage </text:span>but low fire rate, <text:span text:style-name="T44">increasing</text:span><text:span text:style-name="T43"> the reward that comes with the risk of having </text:span><text:span text:style-name="T49">a weapon that requires </text:span><text:span text:style-name="T43">more precis</text:span><text:span text:style-name="T49">ion</text:span><text:span text:style-name="T43">.</text:span></text:p>
      <text:h text:style-name="P54" text:outline-level="3">Speed boost</text:h>
      <text:p text:style-name="P23">Increases the speed of the player for a short amount of time. This can be useful to get out of a dangerous place. <text:span text:style-name="T31">However, the fact that it spawns randomly makes it unreliable as an emergency </text:span><text:span text:style-name="T32">option.</text:span></text:p>
      <text:h text:style-name="P55" text:outline-level="3">Shield</text:h>
      <text:h text:style-name="Heading_20_1" text:outline-level="1">Specials</text:h>
      <text:p text:style-name="P10">Specials can also be picked up like weapons. They are very powerful but have limited use. Players can have one special at a time on top of the two normal weapons allowed. <text:span text:style-name="T18">If they pick up a special while they still have one equipped, they will discard it </text:span><text:span text:style-name="T19">just like normal weapons</text:span><text:span text:style-name="T18">.</text:span></text:p>
      <text:p text:style-name="P13">Specials are <text:span text:style-name="T26">useful to players that need to get out of a dangerous situation. In freeplay they become a necessity because of ramping-up difficulty.</text:span></text:p>
      <text:h text:style-name="P56" text:outline-level="3">Nuke</text:h>
      <text:p text:style-name="P24">Generates a big explosion <text:span text:style-name="T52">that deals high </text:span>at the location selected by the player (zooms out a little but still limits to the surrounding of the player). <text:span text:style-name="T52">This is a great tool to clear big groups of enemies, especially if one of them is a healer, since can kill enemies before they </text:span><text:span text:style-name="T53">heal.</text:span></text:p>
      <text:h text:style-name="P57" text:outline-level="3">Juggernaut</text:h>
      <text:p text:style-name="P35">Shoots a large, high pierce and damage projectile that bounces off walls. <text:span text:style-name="T83">If angles are calculated correctly, they can be extremely powerful </text:span><text:span text:style-name="T84">tools.</text:span></text:p>
      <text:h text:style-name="P58" text:outline-level="3">Ultimate Beam</text:h>
      <text:p text:style-name="P37"><text:span text:style-name="T46">Fire</text:span><text:span text:style-name="T47">s</text:span> an infinite pierce laser that does high damage to everything it touches. <text:span text:style-name="T85">It acts as a simpler version of the juggernaut since it doesn’t bounce off walls </text:span><text:span text:style-name="T86">and doesn’t have its slow projectile speed</text:span><text:span text:style-name="T85">.</text:span></text:p>
      <text:h text:style-name="P59" text:outline-level="3">Bullet Storm</text:h>
      <text:p text:style-name="P38">Shoots a multitude of bullets around the player. <text:span text:style-name="T89">Excellent when surrounded by enemies.</text:span></text:p>
      <text:h text:style-name="P44" text:outline-level="1"><text:soft-page-break/>Enemies</text:h>
      <text:p text:style-name="P25">The goal of the player is to defeat them. They spawn at specific places <text:span text:style-name="T55">during levels (potentially within a radius of the location if pre-emptively shooting at the spawn point is a problem) and at random spots during free-play. </text:span><text:span text:style-name="T95">Enemies are indicated by a dot on the map.</text:span></text:p>
      <text:h text:style-name="P60" text:outline-level="3">Seeker</text:h>
      <text:p text:style-name="P27">This enemy seeks the player and damages it on impact, it is only slightly slower than the player. Meaning the player either needs to constantly run away or kill it <text:span text:style-name="T64">(unless altered speed)</text:span>. <text:span text:style-name="T57">Has low spawning cost and cooldown.</text:span></text:p>
      <text:h text:style-name="P61" text:outline-level="3"><text:span text:style-name="T59">S</text:span><text:span text:style-name="T56">hoot</text:span><text:span text:style-name="T60">er</text:span></text:h>
      <text:p text:style-name="P28">Shoots bullets <text:span text:style-name="T58">low damage </text:span>at the player relatively slowly. <text:span text:style-name="T58">The slow projectile speed makes the projectiles easy to avoid but </text:span><text:span text:style-name="T62">also makes them </text:span><text:span text:style-name="T58">stay on screen for a long time, </text:span><text:span text:style-name="T62">meaning </text:span><text:span text:style-name="T63">large </text:span><text:span text:style-name="T62">groups of them can fill up the screen with bullets. </text:span><text:span text:style-name="T70">Shooters try to stay at a distance from the player.</text:span></text:p>
      <text:h text:style-name="P62" text:outline-level="3">Fast seeker</text:h>
      <text:p text:style-name="P29">Behave the same as the seekers, but are <text:span text:style-name="T66">slightly </text:span>faster than the player, meaning running away is no longer an option (unless altered speed) <text:span text:style-name="T65">and they must be dealt with quickly</text:span>. <text:span text:style-name="T71">To compensate for their speed they are much weaker.</text:span></text:p>
      <text:h text:style-name="P63" text:outline-level="3">Mother</text:h>
      <text:p text:style-name="P30">Enemy with high HP that spawns <text:span text:style-name="T67">other enemies (seeking ones most likely)</text:span>. <text:span text:style-name="T68">The</text:span><text:span text:style-name="T69">ir</text:span><text:span text:style-name="T68"> damage isn’t a threat since they don’t try to move towards the player, but they can add to the total enemy count which makes them a threat in the long run. </text:span><text:span text:style-name="T72">High spawn cost and cooldown.</text:span></text:p>
      <text:h text:style-name="P64" text:outline-level="3">Healers</text:h>
      <text:p text:style-name="P31">Heals enemies in range. Their damage isn’t threatening either but they must be dealt with very quickly since they get in the way of killing other enemies. <text:span text:style-name="T73">High spawn cost, but relatively short cooldown to allow other enemies to spawn since it is a support enemy.</text:span></text:p>
      <text:h text:style-name="P65" text:outline-level="3">Kamikaze</text:h>
      <text:p text:style-name="P32">Behaves the same as seekers <text:span text:style-name="T9">but </text:span><text:span text:style-name="T10">accelerate over time</text:span>. <text:span text:style-name="T45">To avoid becoming too fast,</text:span> <text:span text:style-name="T88">they </text:span>die on impact. <text:span text:style-name="T87">They don’t have to be killed immediately because of their low start speed, but they quickly become a priority to eliminate.</text:span></text:p>
      <text:h text:style-name="P66" text:outline-level="3"><text:soft-page-break/>Mine <text:span text:style-name="T74">dropper</text:span></text:h>
      <text:p text:style-name="P33">Frequently drop mines <text:span text:style-name="T75">that explode when the player gets nearby </text:span><text:span text:style-name="T76">or after a certain amount of time to prevent mines from filling up the battlefield over time</text:span><text:span text:style-name="T75">. </text:span><text:span text:style-name="T77">Gives a queue before the time-out explosion. </text:span><text:span text:style-name="T78">This adds obstacles the player has to avoid which gives more depth to the terrain. </text:span><text:span text:style-name="T79">Could potentially be used by players to damage other enemies.</text:span></text:p>
      <text:h text:style-name="P67" text:outline-level="3">Egg</text:h>
      <text:p text:style-name="P34">Slow and low damage but will release seekers when killed. Killing this enemy requires <text:span text:style-name="T48">thinking</text:span> <text:span text:style-name="T90">about </text:span>timing, since it will add more enemies to deal with. <text:span text:style-name="T80">This leads to the player having to avoid shooting certain places.</text:span></text:p>
      <text:h text:style-name="P68" text:outline-level="3">Flower</text:h>
      <text:p text:style-name="P39">Shoots projectiles in multiple directions.<text:span text:style-name="T81"> </text:span><text:span text:style-name="T82">Approaching them can be dangerous since the concentration of bullet is high near them.</text:span></text:p>
      <text:h text:style-name="P45" text:outline-level="1"><text:span text:style-name="T54">Other i</text:span>deas</text:h>
      <text:h text:style-name="P69" text:outline-level="3">Passive boosts</text:h>
      <text:p text:style-name="P19">Chosen at the beginning of the game <text:span text:style-name="T42">like abilities</text:span>, they increase certain stats of the player which allows for further expression from the player.</text:p>
      <text:h text:style-name="P70" text:outline-level="3">Lunatic mode</text:h>
      <text:p text:style-name="P20">Mode with much harsher <text:span text:style-name="T39">levels and enemies</text:span> than <text:span text:style-name="T39">normal </text:span><text:span text:style-name="T91">(</text:span><text:span text:style-name="T39">more enemies, stronger enemies earlier, stronger and faster enemies </text:span><text:span text:style-name="T92">or even new enemies</text:span><text:span text:style-name="T39">). </text:span><text:span text:style-name="T40">Useful if </text:span><text:span text:style-name="T93">the</text:span><text:span text:style-name="T40"> player start</text:span><text:span text:style-name="T94">s</text:span><text:span text:style-name="T40"> getting too good at the game and the beginning part feels boring.</text:span></text:p>
      <text:h text:style-name="P71" text:outline-level="3"><text:span text:style-name="T61">Merciless</text:span> mode</text:h>
      <text:p text:style-name="P21">Mode where hits become less forgiving by removing any ability to heal or making any hit kill the player instantly. <text:span text:style-name="T41">Only one of those will be implemented, the one hit kill would be ideal but if getting hit is inevitable, it might be better to only remove the ability to heal.</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Liberation Sans1" fo:font-family="'Liberation Sans'" style:font-style-name="Regular" style:font-family-generic="swiss" style:font-pitch="variable" fo:font-size="13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style:text-underline-style="solid" style:text-underline-width="auto" style:text-underline-color="font-color"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27T15:13:01.745000000</meta:creation-date>
    <dc:date>2022-03-01T12:53:25.196000000</dc:date>
    <meta:editing-duration>PT8H50M56S</meta:editing-duration>
    <meta:editing-cycles>205</meta:editing-cycles>
    <meta:generator>LibreOffice/7.1.0.3$Windows_X86_64 LibreOffice_project/f6099ecf3d29644b5008cc8f48f42f4a40986e4c</meta:generator>
    <meta:document-statistic meta:table-count="0" meta:image-count="0" meta:object-count="0" meta:page-count="5" meta:paragraph-count="76" meta:word-count="1394" meta:character-count="8026" meta:non-whitespace-character-count="6707"/>
  </office:meta>
</office:document-meta>
</file>